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6:16: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5724" calcext:value-type="float">
            <text:p>185724</text:p>
          </table:table-cell>
          <table:table-cell office:value-type="float" office:value="185611" calcext:value-type="float">
            <text:p>18561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9171" calcext:value-type="float">
            <text:p>39171</text:p>
          </table:table-cell>
          <table:table-cell office:value-type="float" office:value="39096" calcext:value-type="float">
            <text:p>3909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1972" calcext:value-type="float">
            <text:p>31972</text:p>
          </table:table-cell>
          <table:table-cell office:value-type="float" office:value="31930" calcext:value-type="float">
            <text:p>3193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490725" calcext:value-type="float">
            <text:p>490725</text:p>
          </table:table-cell>
          <table:table-cell office:value-type="float" office:value="441893" calcext:value-type="float">
            <text:p>441893</text:p>
          </table:table-cell>
          <table:table-cell office:value-type="float" office:value="48832" calcext:value-type="float">
            <text:p>48832</text:p>
          </table:table-cell>
          <table:table-cell/>
          <table:table-cell office:value-type="float" office:value="190643" calcext:value-type="float">
            <text:p>190643</text:p>
          </table:table-cell>
          <table:table-cell office:value-type="float" office:value="150653" calcext:value-type="float">
            <text:p>150653</text:p>
          </table:table-cell>
          <table:table-cell office:value-type="float" office:value="39990" calcext:value-type="float">
            <text:p>39990</text:p>
          </table:table-cell>
          <table:table-cell/>
          <table:table-cell office:value-type="float" office:value="155471" calcext:value-type="float">
            <text:p>155471</text:p>
          </table:table-cell>
          <table:table-cell office:value-type="float" office:value="116814" calcext:value-type="float">
            <text:p>116814</text:p>
          </table:table-cell>
          <table:table-cell office:value-type="float" office:value="38657" calcext:value-type="float">
            <text:p>38657</text:p>
          </table:table-cell>
          <table:table-cell/>
          <table:table-cell table:formula="of:=[.M3]/([.E3]+[.I3]+[.M3])" office:value-type="percentage" office:value="0.303242102620824" calcext:value-type="percentage">
            <text:p>30.3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472396" calcext:value-type="float">
            <text:p>5472396</text:p>
          </table:table-cell>
          <table:table-cell office:value-type="float" office:value="5426699" calcext:value-type="float">
            <text:p>5426699</text:p>
          </table:table-cell>
          <table:table-cell office:value-type="float" office:value="45697" calcext:value-type="float">
            <text:p>45697</text:p>
          </table:table-cell>
          <table:table-cell/>
          <table:table-cell office:value-type="float" office:value="782779" calcext:value-type="float">
            <text:p>782779</text:p>
          </table:table-cell>
          <table:table-cell office:value-type="float" office:value="743917" calcext:value-type="float">
            <text:p>743917</text:p>
          </table:table-cell>
          <table:table-cell office:value-type="float" office:value="38862" calcext:value-type="float">
            <text:p>38862</text:p>
          </table:table-cell>
          <table:table-cell/>
          <table:table-cell office:value-type="float" office:value="573726" calcext:value-type="float">
            <text:p>573726</text:p>
          </table:table-cell>
          <table:table-cell office:value-type="float" office:value="535243" calcext:value-type="float">
            <text:p>535243</text:p>
          </table:table-cell>
          <table:table-cell office:value-type="float" office:value="38483" calcext:value-type="float">
            <text:p>38483</text:p>
          </table:table-cell>
          <table:table-cell/>
          <table:table-cell table:formula="of:=[.M4]/([.E4]+[.I4]+[.M4])" office:value-type="percentage" office:value="0.312763121535736" calcext:value-type="percentage">
            <text:p>31.2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3938" calcext:value-type="float">
            <text:p>163938</text:p>
          </table:table-cell>
          <table:table-cell office:value-type="float" office:value="163882" calcext:value-type="float">
            <text:p>16388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1186" calcext:value-type="float">
            <text:p>51186</text:p>
          </table:table-cell>
          <table:table-cell office:value-type="float" office:value="51094" calcext:value-type="float">
            <text:p>5109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7037" calcext:value-type="float">
            <text:p>27037</text:p>
          </table:table-cell>
          <table:table-cell office:value-type="float" office:value="26990" calcext:value-type="float">
            <text:p>2699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5446" calcext:value-type="float">
            <text:p>165446</text:p>
          </table:table-cell>
          <table:table-cell office:value-type="float" office:value="165381" calcext:value-type="float">
            <text:p>16538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0395" calcext:value-type="float">
            <text:p>50395</text:p>
          </table:table-cell>
          <table:table-cell office:value-type="float" office:value="50303" calcext:value-type="float">
            <text:p>5030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7212" calcext:value-type="float">
            <text:p>27212</text:p>
          </table:table-cell>
          <table:table-cell office:value-type="float" office:value="27153" calcext:value-type="float">
            <text:p>27153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820225" calcext:value-type="float">
            <text:p>2820225</text:p>
          </table:table-cell>
          <table:table-cell office:value-type="float" office:value="2775359" calcext:value-type="float">
            <text:p>2775359</text:p>
          </table:table-cell>
          <table:table-cell office:value-type="float" office:value="44866" calcext:value-type="float">
            <text:p>44866</text:p>
          </table:table-cell>
          <table:table-cell/>
          <table:table-cell office:value-type="float" office:value="665692" calcext:value-type="float">
            <text:p>665692</text:p>
          </table:table-cell>
          <table:table-cell office:value-type="float" office:value="628086" calcext:value-type="float">
            <text:p>628086</text:p>
          </table:table-cell>
          <table:table-cell office:value-type="float" office:value="37606" calcext:value-type="float">
            <text:p>37606</text:p>
          </table:table-cell>
          <table:table-cell/>
          <table:table-cell office:value-type="float" office:value="523046" calcext:value-type="float">
            <text:p>523046</text:p>
          </table:table-cell>
          <table:table-cell office:value-type="float" office:value="483071" calcext:value-type="float">
            <text:p>483071</text:p>
          </table:table-cell>
          <table:table-cell office:value-type="float" office:value="39975" calcext:value-type="float">
            <text:p>39975</text:p>
          </table:table-cell>
          <table:table-cell/>
          <table:table-cell table:formula="of:=[.M7]/([.E7]+[.I7]+[.M7])" office:value-type="percentage" office:value="0.326467777895743" calcext:value-type="percentage">
            <text:p>32.6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52079" calcext:value-type="float">
            <text:p>452079</text:p>
          </table:table-cell>
          <table:table-cell office:value-type="float" office:value="407083" calcext:value-type="float">
            <text:p>407083</text:p>
          </table:table-cell>
          <table:table-cell office:value-type="float" office:value="44996" calcext:value-type="float">
            <text:p>44996</text:p>
          </table:table-cell>
          <table:table-cell/>
          <table:table-cell office:value-type="float" office:value="171506" calcext:value-type="float">
            <text:p>171506</text:p>
          </table:table-cell>
          <table:table-cell office:value-type="float" office:value="134141" calcext:value-type="float">
            <text:p>134141</text:p>
          </table:table-cell>
          <table:table-cell office:value-type="float" office:value="37365" calcext:value-type="float">
            <text:p>37365</text:p>
          </table:table-cell>
          <table:table-cell/>
          <table:table-cell office:value-type="float" office:value="165254" calcext:value-type="float">
            <text:p>165254</text:p>
          </table:table-cell>
          <table:table-cell office:value-type="float" office:value="125130" calcext:value-type="float">
            <text:p>125130</text:p>
          </table:table-cell>
          <table:table-cell office:value-type="float" office:value="40124" calcext:value-type="float">
            <text:p>40124</text:p>
          </table:table-cell>
          <table:table-cell/>
          <table:table-cell table:formula="of:=[.M8]/([.E8]+[.I8]+[.M8])" office:value-type="percentage" office:value="0.327582969343185" calcext:value-type="percentage">
            <text:p>32.7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488125" calcext:value-type="float">
            <text:p>3488125</text:p>
          </table:table-cell>
          <table:table-cell office:value-type="float" office:value="3443133" calcext:value-type="float">
            <text:p>3443133</text:p>
          </table:table-cell>
          <table:table-cell office:value-type="float" office:value="44992" calcext:value-type="float">
            <text:p>44992</text:p>
          </table:table-cell>
          <table:table-cell/>
          <table:table-cell office:value-type="float" office:value="711179" calcext:value-type="float">
            <text:p>711179</text:p>
          </table:table-cell>
          <table:table-cell office:value-type="float" office:value="672998" calcext:value-type="float">
            <text:p>672998</text:p>
          </table:table-cell>
          <table:table-cell office:value-type="float" office:value="38181" calcext:value-type="float">
            <text:p>38181</text:p>
          </table:table-cell>
          <table:table-cell/>
          <table:table-cell office:value-type="float" office:value="541032" calcext:value-type="float">
            <text:p>541032</text:p>
          </table:table-cell>
          <table:table-cell office:value-type="float" office:value="500965" calcext:value-type="float">
            <text:p>500965</text:p>
          </table:table-cell>
          <table:table-cell office:value-type="float" office:value="40067" calcext:value-type="float">
            <text:p>40067</text:p>
          </table:table-cell>
          <table:table-cell/>
          <table:table-cell table:formula="of:=[.M9]/([.E9]+[.I9]+[.M9])" office:value-type="percentage" office:value="0.325113599480688" calcext:value-type="percentage">
            <text:p>32.5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835991" calcext:value-type="float">
            <text:p>2835991</text:p>
          </table:table-cell>
          <table:table-cell office:value-type="float" office:value="2791241" calcext:value-type="float">
            <text:p>2791241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float" office:value="663161" calcext:value-type="float">
            <text:p>663161</text:p>
          </table:table-cell>
          <table:table-cell office:value-type="float" office:value="625458" calcext:value-type="float">
            <text:p>625458</text:p>
          </table:table-cell>
          <table:table-cell office:value-type="float" office:value="37703" calcext:value-type="float">
            <text:p>37703</text:p>
          </table:table-cell>
          <table:table-cell/>
          <table:table-cell office:value-type="float" office:value="507767" calcext:value-type="float">
            <text:p>507767</text:p>
          </table:table-cell>
          <table:table-cell office:value-type="float" office:value="467785" calcext:value-type="float">
            <text:p>467785</text:p>
          </table:table-cell>
          <table:table-cell office:value-type="float" office:value="39982" calcext:value-type="float">
            <text:p>39982</text:p>
          </table:table-cell>
          <table:table-cell/>
          <table:table-cell table:formula="of:=[.M10]/([.E10]+[.I10]+[.M10])" office:value-type="percentage" office:value="0.326556948584963" calcext:value-type="percentage">
            <text:p>32.6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68574" calcext:value-type="float">
            <text:p>468574</text:p>
          </table:table-cell>
          <table:table-cell office:value-type="float" office:value="423006" calcext:value-type="float">
            <text:p>423006</text:p>
          </table:table-cell>
          <table:table-cell office:value-type="float" office:value="45568" calcext:value-type="float">
            <text:p>45568</text:p>
          </table:table-cell>
          <table:table-cell/>
          <table:table-cell office:value-type="float" office:value="168943" calcext:value-type="float">
            <text:p>168943</text:p>
          </table:table-cell>
          <table:table-cell office:value-type="float" office:value="131377" calcext:value-type="float">
            <text:p>131377</text:p>
          </table:table-cell>
          <table:table-cell office:value-type="float" office:value="37566" calcext:value-type="float">
            <text:p>37566</text:p>
          </table:table-cell>
          <table:table-cell/>
          <table:table-cell office:value-type="float" office:value="154670" calcext:value-type="float">
            <text:p>154670</text:p>
          </table:table-cell>
          <table:table-cell office:value-type="float" office:value="115239" calcext:value-type="float">
            <text:p>115239</text:p>
          </table:table-cell>
          <table:table-cell office:value-type="float" office:value="39431" calcext:value-type="float">
            <text:p>39431</text:p>
          </table:table-cell>
          <table:table-cell/>
          <table:table-cell table:formula="of:=[.M11]/([.E11]+[.I11]+[.M11])" office:value-type="percentage" office:value="0.321715008362909" calcext:value-type="percentage">
            <text:p>32.17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664695" calcext:value-type="float">
            <text:p>3664695</text:p>
          </table:table-cell>
          <table:table-cell office:value-type="float" office:value="3618935" calcext:value-type="float">
            <text:p>3618935</text:p>
          </table:table-cell>
          <table:table-cell office:value-type="float" office:value="45760" calcext:value-type="float">
            <text:p>45760</text:p>
          </table:table-cell>
          <table:table-cell/>
          <table:table-cell office:value-type="float" office:value="738245" calcext:value-type="float">
            <text:p>738245</text:p>
          </table:table-cell>
          <table:table-cell office:value-type="float" office:value="699786" calcext:value-type="float">
            <text:p>699786</text:p>
          </table:table-cell>
          <table:table-cell office:value-type="float" office:value="38459" calcext:value-type="float">
            <text:p>38459</text:p>
          </table:table-cell>
          <table:table-cell/>
          <table:table-cell office:value-type="float" office:value="586679" calcext:value-type="float">
            <text:p>586679</text:p>
          </table:table-cell>
          <table:table-cell office:value-type="float" office:value="545847" calcext:value-type="float">
            <text:p>545847</text:p>
          </table:table-cell>
          <table:table-cell office:value-type="float" office:value="40832" calcext:value-type="float">
            <text:p>40832</text:p>
          </table:table-cell>
          <table:table-cell/>
          <table:table-cell table:formula="of:=[.M12]/([.E12]+[.I12]+[.M12])" office:value-type="percentage" office:value="0.326522778706288" calcext:value-type="percentage">
            <text:p>32.6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804042" calcext:value-type="float">
            <text:p>2804042</text:p>
          </table:table-cell>
          <table:table-cell office:value-type="float" office:value="2760113" calcext:value-type="float">
            <text:p>2760113</text:p>
          </table:table-cell>
          <table:table-cell office:value-type="float" office:value="43929" calcext:value-type="float">
            <text:p>43929</text:p>
          </table:table-cell>
          <table:table-cell/>
          <table:table-cell office:value-type="float" office:value="669066" calcext:value-type="float">
            <text:p>669066</text:p>
          </table:table-cell>
          <table:table-cell office:value-type="float" office:value="631528" calcext:value-type="float">
            <text:p>631528</text:p>
          </table:table-cell>
          <table:table-cell office:value-type="float" office:value="37538" calcext:value-type="float">
            <text:p>37538</text:p>
          </table:table-cell>
          <table:table-cell/>
          <table:table-cell office:value-type="float" office:value="523670" calcext:value-type="float">
            <text:p>523670</text:p>
          </table:table-cell>
          <table:table-cell office:value-type="float" office:value="483186" calcext:value-type="float">
            <text:p>483186</text:p>
          </table:table-cell>
          <table:table-cell office:value-type="float" office:value="40484" calcext:value-type="float">
            <text:p>40484</text:p>
          </table:table-cell>
          <table:table-cell/>
          <table:table-cell table:formula="of:=[.M13]/([.E13]+[.I13]+[.M13])" office:value-type="percentage" office:value="0.331969397544916" calcext:value-type="percentage">
            <text:p>33.2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095246" calcext:value-type="float">
            <text:p>4095246</text:p>
          </table:table-cell>
          <table:table-cell office:value-type="float" office:value="4050553" calcext:value-type="float">
            <text:p>4050553</text:p>
          </table:table-cell>
          <table:table-cell office:value-type="float" office:value="44693" calcext:value-type="float">
            <text:p>44693</text:p>
          </table:table-cell>
          <table:table-cell/>
          <table:table-cell office:value-type="float" office:value="727034" calcext:value-type="float">
            <text:p>727034</text:p>
          </table:table-cell>
          <table:table-cell office:value-type="float" office:value="688959" calcext:value-type="float">
            <text:p>688959</text:p>
          </table:table-cell>
          <table:table-cell office:value-type="float" office:value="38075" calcext:value-type="float">
            <text:p>38075</text:p>
          </table:table-cell>
          <table:table-cell/>
          <table:table-cell office:value-type="float" office:value="586460" calcext:value-type="float">
            <text:p>586460</text:p>
          </table:table-cell>
          <table:table-cell office:value-type="float" office:value="546287" calcext:value-type="float">
            <text:p>546287</text:p>
          </table:table-cell>
          <table:table-cell office:value-type="float" office:value="40173" calcext:value-type="float">
            <text:p>40173</text:p>
          </table:table-cell>
          <table:table-cell/>
          <table:table-cell table:formula="of:=[.M14]/([.E14]+[.I14]+[.M14])" office:value-type="percentage" office:value="0.326766497750954" calcext:value-type="percentage">
            <text:p>32.6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788919" calcext:value-type="float">
            <text:p>2788919</text:p>
          </table:table-cell>
          <table:table-cell office:value-type="float" office:value="2744051" calcext:value-type="float">
            <text:p>2744051</text:p>
          </table:table-cell>
          <table:table-cell office:value-type="float" office:value="44868" calcext:value-type="float">
            <text:p>44868</text:p>
          </table:table-cell>
          <table:table-cell/>
          <table:table-cell office:value-type="float" office:value="666251" calcext:value-type="float">
            <text:p>666251</text:p>
          </table:table-cell>
          <table:table-cell office:value-type="float" office:value="628464" calcext:value-type="float">
            <text:p>628464</text:p>
          </table:table-cell>
          <table:table-cell office:value-type="float" office:value="37787" calcext:value-type="float">
            <text:p>37787</text:p>
          </table:table-cell>
          <table:table-cell/>
          <table:table-cell office:value-type="float" office:value="513197" calcext:value-type="float">
            <text:p>513197</text:p>
          </table:table-cell>
          <table:table-cell office:value-type="float" office:value="473121" calcext:value-type="float">
            <text:p>473121</text:p>
          </table:table-cell>
          <table:table-cell office:value-type="float" office:value="40076" calcext:value-type="float">
            <text:p>40076</text:p>
          </table:table-cell>
          <table:table-cell/>
          <table:table-cell table:formula="of:=[.M15]/([.E15]+[.I15]+[.M15])" office:value-type="percentage" office:value="0.326535268188151" calcext:value-type="percentage">
            <text:p>32.6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61439" calcext:value-type="float">
            <text:p>161439</text:p>
          </table:table-cell>
          <table:table-cell office:value-type="float" office:value="161387" calcext:value-type="float">
            <text:p>16138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3102" calcext:value-type="float">
            <text:p>53102</text:p>
          </table:table-cell>
          <table:table-cell office:value-type="float" office:value="53011" calcext:value-type="float">
            <text:p>5301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6908" calcext:value-type="float">
            <text:p>26908</text:p>
          </table:table-cell>
          <table:table-cell office:value-type="float" office:value="26854" calcext:value-type="float">
            <text:p>2685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9031" calcext:value-type="float">
            <text:p>159031</text:p>
          </table:table-cell>
          <table:table-cell office:value-type="float" office:value="158951" calcext:value-type="float">
            <text:p>15895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909" calcext:value-type="float">
            <text:p>48909</text:p>
          </table:table-cell>
          <table:table-cell office:value-type="float" office:value="48820" calcext:value-type="float">
            <text:p>4882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8137" calcext:value-type="float">
            <text:p>28137</text:p>
          </table:table-cell>
          <table:table-cell office:value-type="float" office:value="28083" calcext:value-type="float">
            <text:p>2808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69301" calcext:value-type="float">
            <text:p>469301</text:p>
          </table:table-cell>
          <table:table-cell office:value-type="float" office:value="421236" calcext:value-type="float">
            <text:p>421236</text:p>
          </table:table-cell>
          <table:table-cell office:value-type="float" office:value="48065" calcext:value-type="float">
            <text:p>48065</text:p>
          </table:table-cell>
          <table:table-cell/>
          <table:table-cell office:value-type="float" office:value="190626" calcext:value-type="float">
            <text:p>190626</text:p>
          </table:table-cell>
          <table:table-cell office:value-type="float" office:value="150997" calcext:value-type="float">
            <text:p>150997</text:p>
          </table:table-cell>
          <table:table-cell office:value-type="float" office:value="39629" calcext:value-type="float">
            <text:p>39629</text:p>
          </table:table-cell>
          <table:table-cell/>
          <table:table-cell office:value-type="float" office:value="159833" calcext:value-type="float">
            <text:p>159833</text:p>
          </table:table-cell>
          <table:table-cell office:value-type="float" office:value="120156" calcext:value-type="float">
            <text:p>120156</text:p>
          </table:table-cell>
          <table:table-cell office:value-type="float" office:value="39677" calcext:value-type="float">
            <text:p>39677</text:p>
          </table:table-cell>
          <table:table-cell/>
          <table:table-cell table:formula="of:=[.M18]/([.E18]+[.I18]+[.M18])" office:value-type="percentage" office:value="0.311507328983835" calcext:value-type="percentage">
            <text:p>31.15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61687" calcext:value-type="float">
            <text:p>161687</text:p>
          </table:table-cell>
          <table:table-cell office:value-type="float" office:value="161640" calcext:value-type="float">
            <text:p>16164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245" calcext:value-type="float">
            <text:p>50245</text:p>
          </table:table-cell>
          <table:table-cell office:value-type="float" office:value="50176" calcext:value-type="float">
            <text:p>5017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7695" calcext:value-type="float">
            <text:p>27695</text:p>
          </table:table-cell>
          <table:table-cell office:value-type="float" office:value="27638" calcext:value-type="float">
            <text:p>27638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70654" calcext:value-type="float">
            <text:p>170654</text:p>
          </table:table-cell>
          <table:table-cell office:value-type="float" office:value="170590" calcext:value-type="float">
            <text:p>17059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3186" calcext:value-type="float">
            <text:p>43186</text:p>
          </table:table-cell>
          <table:table-cell office:value-type="float" office:value="43091" calcext:value-type="float">
            <text:p>4309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7045" calcext:value-type="float">
            <text:p>27045</text:p>
          </table:table-cell>
          <table:table-cell office:value-type="float" office:value="26980" calcext:value-type="float">
            <text:p>2698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547452" calcext:value-type="float">
            <text:p>2547452</text:p>
          </table:table-cell>
          <table:table-cell office:value-type="float" office:value="2498691" calcext:value-type="float">
            <text:p>2498691</text:p>
          </table:table-cell>
          <table:table-cell office:value-type="float" office:value="48761" calcext:value-type="float">
            <text:p>48761</text:p>
          </table:table-cell>
          <table:table-cell/>
          <table:table-cell office:value-type="float" office:value="680611" calcext:value-type="float">
            <text:p>680611</text:p>
          </table:table-cell>
          <table:table-cell office:value-type="float" office:value="640971" calcext:value-type="float">
            <text:p>640971</text:p>
          </table:table-cell>
          <table:table-cell office:value-type="float" office:value="39640" calcext:value-type="float">
            <text:p>39640</text:p>
          </table:table-cell>
          <table:table-cell/>
          <table:table-cell office:value-type="float" office:value="475552" calcext:value-type="float">
            <text:p>475552</text:p>
          </table:table-cell>
          <table:table-cell office:value-type="float" office:value="438199" calcext:value-type="float">
            <text:p>438199</text:p>
          </table:table-cell>
          <table:table-cell office:value-type="float" office:value="37353" calcext:value-type="float">
            <text:p>37353</text:p>
          </table:table-cell>
          <table:table-cell/>
          <table:table-cell table:formula="of:=[.M21]/([.E21]+[.I21]+[.M21])" office:value-type="percentage" office:value="0.297032301159406" calcext:value-type="percentage">
            <text:p>29.7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755720" calcext:value-type="float">
            <text:p>755720</text:p>
          </table:table-cell>
          <table:table-cell office:value-type="float" office:value="708217" calcext:value-type="float">
            <text:p>708217</text:p>
          </table:table-cell>
          <table:table-cell office:value-type="float" office:value="47503" calcext:value-type="float">
            <text:p>47503</text:p>
          </table:table-cell>
          <table:table-cell/>
          <table:table-cell office:value-type="float" office:value="295820" calcext:value-type="float">
            <text:p>295820</text:p>
          </table:table-cell>
          <table:table-cell office:value-type="float" office:value="257198" calcext:value-type="float">
            <text:p>257198</text:p>
          </table:table-cell>
          <table:table-cell office:value-type="float" office:value="38622" calcext:value-type="float">
            <text:p>38622</text:p>
          </table:table-cell>
          <table:table-cell/>
          <table:table-cell office:value-type="float" office:value="264028" calcext:value-type="float">
            <text:p>264028</text:p>
          </table:table-cell>
          <table:table-cell office:value-type="float" office:value="225909" calcext:value-type="float">
            <text:p>225909</text:p>
          </table:table-cell>
          <table:table-cell office:value-type="float" office:value="38119" calcext:value-type="float">
            <text:p>38119</text:p>
          </table:table-cell>
          <table:table-cell/>
          <table:table-cell table:formula="of:=[.M22]/([.E22]+[.I22]+[.M22])" office:value-type="percentage" office:value="0.306807572196645" calcext:value-type="percentage">
            <text:p>30.68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60354" calcext:value-type="float">
            <text:p>760354</text:p>
          </table:table-cell>
          <table:table-cell office:value-type="float" office:value="713946" calcext:value-type="float">
            <text:p>713946</text:p>
          </table:table-cell>
          <table:table-cell office:value-type="float" office:value="46408" calcext:value-type="float">
            <text:p>46408</text:p>
          </table:table-cell>
          <table:table-cell/>
          <table:table-cell office:value-type="float" office:value="297954" calcext:value-type="float">
            <text:p>297954</text:p>
          </table:table-cell>
          <table:table-cell office:value-type="float" office:value="259889" calcext:value-type="float">
            <text:p>259889</text:p>
          </table:table-cell>
          <table:table-cell office:value-type="float" office:value="38065" calcext:value-type="float">
            <text:p>38065</text:p>
          </table:table-cell>
          <table:table-cell/>
          <table:table-cell office:value-type="float" office:value="262233" calcext:value-type="float">
            <text:p>262233</text:p>
          </table:table-cell>
          <table:table-cell office:value-type="float" office:value="223224" calcext:value-type="float">
            <text:p>223224</text:p>
          </table:table-cell>
          <table:table-cell office:value-type="float" office:value="39009" calcext:value-type="float">
            <text:p>39009</text:p>
          </table:table-cell>
          <table:table-cell/>
          <table:table-cell table:formula="of:=[.M23]/([.E23]+[.I23]+[.M23])" office:value-type="percentage" office:value="0.315908391506454" calcext:value-type="percentage">
            <text:p>31.5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148969" calcext:value-type="float">
            <text:p>1148969</text:p>
          </table:table-cell>
          <table:table-cell office:value-type="float" office:value="1101530" calcext:value-type="float">
            <text:p>1101530</text:p>
          </table:table-cell>
          <table:table-cell office:value-type="float" office:value="47439" calcext:value-type="float">
            <text:p>47439</text:p>
          </table:table-cell>
          <table:table-cell/>
          <table:table-cell office:value-type="float" office:value="404296" calcext:value-type="float">
            <text:p>404296</text:p>
          </table:table-cell>
          <table:table-cell office:value-type="float" office:value="366024" calcext:value-type="float">
            <text:p>366024</text:p>
          </table:table-cell>
          <table:table-cell office:value-type="float" office:value="38272" calcext:value-type="float">
            <text:p>38272</text:p>
          </table:table-cell>
          <table:table-cell/>
          <table:table-cell office:value-type="float" office:value="337495" calcext:value-type="float">
            <text:p>337495</text:p>
          </table:table-cell>
          <table:table-cell office:value-type="float" office:value="298715" calcext:value-type="float">
            <text:p>298715</text:p>
          </table:table-cell>
          <table:table-cell office:value-type="float" office:value="38780" calcext:value-type="float">
            <text:p>38780</text:p>
          </table:table-cell>
          <table:table-cell/>
          <table:table-cell table:formula="of:=[.M24]/([.E24]+[.I24]+[.M24])" office:value-type="percentage" office:value="0.311508462459134" calcext:value-type="percentage">
            <text:p>31.1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96495" calcext:value-type="float">
            <text:p>296495</text:p>
          </table:table-cell>
          <table:table-cell office:value-type="float" office:value="250153" calcext:value-type="float">
            <text:p>250153</text:p>
          </table:table-cell>
          <table:table-cell office:value-type="float" office:value="46342" calcext:value-type="float">
            <text:p>46342</text:p>
          </table:table-cell>
          <table:table-cell/>
          <table:table-cell office:value-type="float" office:value="131471" calcext:value-type="float">
            <text:p>131471</text:p>
          </table:table-cell>
          <table:table-cell office:value-type="float" office:value="93888" calcext:value-type="float">
            <text:p>93888</text:p>
          </table:table-cell>
          <table:table-cell office:value-type="float" office:value="37583" calcext:value-type="float">
            <text:p>37583</text:p>
          </table:table-cell>
          <table:table-cell/>
          <table:table-cell office:value-type="float" office:value="131131" calcext:value-type="float">
            <text:p>131131</text:p>
          </table:table-cell>
          <table:table-cell office:value-type="float" office:value="91807" calcext:value-type="float">
            <text:p>91807</text:p>
          </table:table-cell>
          <table:table-cell office:value-type="float" office:value="39324" calcext:value-type="float">
            <text:p>39324</text:p>
          </table:table-cell>
          <table:table-cell/>
          <table:table-cell table:formula="of:=[.M25]/([.E25]+[.I25]+[.M25])" office:value-type="percentage" office:value="0.31906141226298" calcext:value-type="percentage">
            <text:p>31.9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61685" calcext:value-type="float">
            <text:p>161685</text:p>
          </table:table-cell>
          <table:table-cell office:value-type="float" office:value="161633" calcext:value-type="float">
            <text:p>16163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7718" calcext:value-type="float">
            <text:p>47718</text:p>
          </table:table-cell>
          <table:table-cell office:value-type="float" office:value="47667" calcext:value-type="float">
            <text:p>4766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7385" calcext:value-type="float">
            <text:p>27385</text:p>
          </table:table-cell>
          <table:table-cell office:value-type="float" office:value="27356" calcext:value-type="float">
            <text:p>2735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855106" calcext:value-type="float">
            <text:p>1855106</text:p>
          </table:table-cell>
          <table:table-cell office:value-type="float" office:value="1808714" calcext:value-type="float">
            <text:p>1808714</text:p>
          </table:table-cell>
          <table:table-cell office:value-type="float" office:value="46392" calcext:value-type="float">
            <text:p>46392</text:p>
          </table:table-cell>
          <table:table-cell/>
          <table:table-cell office:value-type="float" office:value="562099" calcext:value-type="float">
            <text:p>562099</text:p>
          </table:table-cell>
          <table:table-cell office:value-type="float" office:value="523427" calcext:value-type="float">
            <text:p>523427</text:p>
          </table:table-cell>
          <table:table-cell office:value-type="float" office:value="38672" calcext:value-type="float">
            <text:p>38672</text:p>
          </table:table-cell>
          <table:table-cell/>
          <table:table-cell office:value-type="float" office:value="427443" calcext:value-type="float">
            <text:p>427443</text:p>
          </table:table-cell>
          <table:table-cell office:value-type="float" office:value="390098" calcext:value-type="float">
            <text:p>390098</text:p>
          </table:table-cell>
          <table:table-cell office:value-type="float" office:value="37345" calcext:value-type="float">
            <text:p>37345</text:p>
          </table:table-cell>
          <table:table-cell/>
          <table:table-cell table:formula="of:=[.M27]/([.E27]+[.I27]+[.M27])" office:value-type="percentage" office:value="0.3050837765197" calcext:value-type="percentage">
            <text:p>30.5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359535" calcext:value-type="float">
            <text:p>2359535</text:p>
          </table:table-cell>
          <table:table-cell office:value-type="float" office:value="2313896" calcext:value-type="float">
            <text:p>2313896</text:p>
          </table:table-cell>
          <table:table-cell office:value-type="float" office:value="45639" calcext:value-type="float">
            <text:p>45639</text:p>
          </table:table-cell>
          <table:table-cell/>
          <table:table-cell office:value-type="float" office:value="613478" calcext:value-type="float">
            <text:p>613478</text:p>
          </table:table-cell>
          <table:table-cell office:value-type="float" office:value="575884" calcext:value-type="float">
            <text:p>575884</text:p>
          </table:table-cell>
          <table:table-cell office:value-type="float" office:value="37594" calcext:value-type="float">
            <text:p>37594</text:p>
          </table:table-cell>
          <table:table-cell/>
          <table:table-cell office:value-type="float" office:value="449853" calcext:value-type="float">
            <text:p>449853</text:p>
          </table:table-cell>
          <table:table-cell office:value-type="float" office:value="410866" calcext:value-type="float">
            <text:p>410866</text:p>
          </table:table-cell>
          <table:table-cell office:value-type="float" office:value="38987" calcext:value-type="float">
            <text:p>38987</text:p>
          </table:table-cell>
          <table:table-cell/>
          <table:table-cell table:formula="of:=[.M28]/([.E28]+[.I28]+[.M28])" office:value-type="percentage" office:value="0.318990345279005" calcext:value-type="percentage">
            <text:p>31.9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81450" calcext:value-type="float">
            <text:p>181450</text:p>
          </table:table-cell>
          <table:table-cell office:value-type="float" office:value="181429" calcext:value-type="float">
            <text:p>1814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1432" calcext:value-type="float">
            <text:p>51432</text:p>
          </table:table-cell>
          <table:table-cell office:value-type="float" office:value="51365" calcext:value-type="float">
            <text:p>513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1087" calcext:value-type="float">
            <text:p>31087</text:p>
          </table:table-cell>
          <table:table-cell office:value-type="float" office:value="31028" calcext:value-type="float">
            <text:p>3102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3059" calcext:value-type="float">
            <text:p>183059</text:p>
          </table:table-cell>
          <table:table-cell office:value-type="float" office:value="183034" calcext:value-type="float">
            <text:p>18303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3480" calcext:value-type="float">
            <text:p>53480</text:p>
          </table:table-cell>
          <table:table-cell office:value-type="float" office:value="53410" calcext:value-type="float">
            <text:p>534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562" calcext:value-type="float">
            <text:p>30562</text:p>
          </table:table-cell>
          <table:table-cell office:value-type="float" office:value="30522" calcext:value-type="float">
            <text:p>305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016538" calcext:value-type="float">
            <text:p>2016538</text:p>
          </table:table-cell>
          <table:table-cell office:value-type="float" office:value="1969535" calcext:value-type="float">
            <text:p>1969535</text:p>
          </table:table-cell>
          <table:table-cell office:value-type="float" office:value="47003" calcext:value-type="float">
            <text:p>47003</text:p>
          </table:table-cell>
          <table:table-cell/>
          <table:table-cell office:value-type="float" office:value="602055" calcext:value-type="float">
            <text:p>602055</text:p>
          </table:table-cell>
          <table:table-cell office:value-type="float" office:value="563903" calcext:value-type="float">
            <text:p>563903</text:p>
          </table:table-cell>
          <table:table-cell office:value-type="float" office:value="38152" calcext:value-type="float">
            <text:p>38152</text:p>
          </table:table-cell>
          <table:table-cell/>
          <table:table-cell office:value-type="float" office:value="453574" calcext:value-type="float">
            <text:p>453574</text:p>
          </table:table-cell>
          <table:table-cell office:value-type="float" office:value="414115" calcext:value-type="float">
            <text:p>414115</text:p>
          </table:table-cell>
          <table:table-cell office:value-type="float" office:value="39459" calcext:value-type="float">
            <text:p>39459</text:p>
          </table:table-cell>
          <table:table-cell/>
          <table:table-cell table:formula="of:=[.M31]/([.E31]+[.I31]+[.M31])" office:value-type="percentage" office:value="0.31664981462757" calcext:value-type="percentage">
            <text:p>31.6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71168" calcext:value-type="float">
            <text:p>171168</text:p>
          </table:table-cell>
          <table:table-cell office:value-type="float" office:value="171090" calcext:value-type="float">
            <text:p>17109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8850" calcext:value-type="float">
            <text:p>48850</text:p>
          </table:table-cell>
          <table:table-cell office:value-type="float" office:value="48754" calcext:value-type="float">
            <text:p>4875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6117" calcext:value-type="float">
            <text:p>26117</text:p>
          </table:table-cell>
          <table:table-cell office:value-type="float" office:value="26054" calcext:value-type="float">
            <text:p>2605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5087" calcext:value-type="float">
            <text:p>165087</text:p>
          </table:table-cell>
          <table:table-cell office:value-type="float" office:value="165016" calcext:value-type="float">
            <text:p>16501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0698" calcext:value-type="float">
            <text:p>50698</text:p>
          </table:table-cell>
          <table:table-cell office:value-type="float" office:value="50591" calcext:value-type="float">
            <text:p>5059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6825" calcext:value-type="float">
            <text:p>26825</text:p>
          </table:table-cell>
          <table:table-cell office:value-type="float" office:value="26743" calcext:value-type="float">
            <text:p>2674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4"/>
          <table:table-cell table:formula="of:=SUM([.O2:.O33])/20" office:value-type="percentage" office:value="0.317889243750454" calcext:value-type="percentage">
            <text:p>31.79%</text:p>
          </table:table-cell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6:21:43.774481091</dc:date>
    <meta:editing-duration>PT1M47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